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a254" officeooo:paragraph-rsid="001ac067"/>
    </style:style>
    <style:style style:name="T1" style:family="text">
      <style:text-properties officeooo:rsid="001ac067"/>
    </style:style>
    <style:style style:name="T2" style:family="text">
      <style:text-properties fo:language="en" fo:country="US" officeooo:rsid="001ac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окумент </text:span><text:span text:style-name="T2">OpenOffice.org Wri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8:21:08.07</meta:creation-date>
    <dc:date>2013-05-06T18:51:47.50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" meta:word-count="3" meta:character-count="31" meta:non-whitespace-character-count="29"/>
  </office:meta>
</office:document-meta>
</file>